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erStemmer.r_Step_1a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PorterStemmer.r_shortv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orterStemmer.r_Step_3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PorterStemmer.r_Step_2(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">
            <text:p text:style-name="Table_20_Contents">2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47">
            <text:p text:style-name="Table_20_Contents">47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orterStemmer.r_Step_4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">
            <text:p text:style-name="Table_20_Contents">6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PorterStemmer.r_Step_1b(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16">
            <text:p text:style-name="Table_20_Contents">16</text:p>
          </table:table-cell>
          <table:table-cell office:value-type="float" office:value="90">
            <text:p text:style-name="Table_20_Contents">90</text:p>
          </table:table-cell>
        </table:table-row>
        <table:table-row>
          <table:table-cell office:value-type="string">
            <text:p text:style-name="Table_20_Contents">PorterStemmer.stem( )</text:p>
          </table:table-cell>
          <table:table-cell office:value-type="float" office:value="52">
            <text:p text:style-name="Table_20_Contents">52</text:p>
          </table:table-cell>
          <table:table-cell office:value-type="float" office:value="45">
            <text:p text:style-name="Table_20_Contents">45</text:p>
          </table:table-cell>
          <table:table-cell office:value-type="float" office:value="243">
            <text:p text:style-name="Table_20_Contents">243</text:p>
          </table:table-cell>
        </table:table-row>
        <table:table-row>
          <table:table-cell office:value-type="string">
            <text:p text:style-name="Table_20_Contents">PorterStemmer.r_Step_5b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PorterStemmer.r_R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rterStemmer.r_R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rterStemmer.copy_from( PorterStemmer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orterStemmer.r_Step_1c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PorterStemmer.r_Step_5a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8">
            <text:p text:style-name="Table_20_Contents">8</text:p>
          </table:table-cell>
          <table:table-cell office:value-type="float" office:value="38">
            <text:p text:style-name="Table_20_Contents">3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